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bceb"/>
    </style:style>
    <style:style style:name="P2" style:family="paragraph" style:parent-style-name="Standard">
      <style:text-properties officeooo:paragraph-rsid="0016b0e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paragraph-properties fo:margin-top="0.2374in" fo:margin-bottom="0.2374in" loext:contextual-spacing="false" fo:text-align="center" style:justify-single-word="false"/>
      <style:text-properties officeooo:rsid="0014bceb" officeooo:paragraph-rsid="0014bceb"/>
    </style:style>
    <style:style style:name="P6" style:family="paragraph" style:parent-style-name="Standard">
      <style:text-properties fo:font-weight="normal" officeooo:rsid="00178b2f" officeooo:paragraph-rsid="00178b2f" style:font-weight-asian="normal" style:font-weight-complex="normal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 style:list-style-name="L1">
      <style:text-properties fo:font-style="normal" fo:font-weight="normal" officeooo:rsid="0017e2b6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weight="bold" officeooo:rsid="0017e2b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e2b6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7e2b6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 officeooo:rsid="00178b2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7e2b6" style:font-style-asian="normal" style:font-weight-asian="normal" style:font-style-complex="normal" style:font-weight-complex="normal"/>
    </style:style>
    <style:style style:name="T8" style:family="text">
      <style:text-properties officeooo:rsid="0017e2b6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INTRODUCTION :</text:p>
      <text:p text:style-name="P3">- Presentation Du Projet Et Fonctionnalie :</text:p>
      <text:p text:style-name="Standard"/>
      <text:p text:style-name="Standard"><text:s text:c="3"/></text:p>
      <text:p text:style-name="Standard"><text:tab/><text:span text:style-name="T9">1. Specification des besion :</text:span></text:p>
      <text:p text:style-name="Standard"><text:s text:c="11"/><text:span text:style-name="T1">a. Besions <text:s/>fonctionnels :</text:span></text:p>
      <text:p text:style-name="Standard"><text:s text:c="11"/></text:p>
      <text:p text:style-name="Standard"><text:s text:c="10"/><text:span text:style-name="T1"><text:s/>b. Besions non fonctionnels :</text:span></text:p>
      <text:p text:style-name="Standard"><text:s text:c="10"/></text:p>
      <text:p text:style-name="P2">-<text:span text:style-name="T1"> Architecture de systeme :</text:span></text:p>
      <text:p text:style-name="Standard"/>
      <text:p text:style-name="Standard"/>
      <text:p text:style-name="P3">2. CONCEPTION :</text:p>
      <text:p text:style-name="P6"><text:span text:style-name="T5"/></text:p>
      <text:p text:style-name="P4">- Method et outils de conception:</text:p>
      <text:p text:style-name="Standard"><text:span text:style-name="T3"><text:tab/></text:span></text:p>
      <text:p text:style-name="P4">- Identification des acteurs :</text:p>
      <text:list xml:id="list2359711529" text:style-name="L1">
        <text:list-header>
          <text:p text:style-name="P8"/>
        </text:list-header>
      </text:list>
      <text:p text:style-name="Standard"><text:span text:style-name="T3">- Diagramme de cas d'utilisation globale(M</text:span><text:span text:style-name="T4">PD</text:span><text:span text:style-name="T3">) :</text:span></text:p>
      <text:p text:style-name="P4"><text:s text:c="4"/></text:p>
      <text:p text:style-name="P3">- M<text:span text:style-name="T8">CD</text:span></text:p>
      <text:p text:style-name="P3"/>
      <text:p text:style-name="Standard">-<text:span text:style-name="T1"> M</text:span><text:span text:style-name="T2">LD</text:span></text:p>
      <text:p text:style-name="P9"/>
      <text:p text:style-name="Standard"><text:s/><text:span text:style-name="T1">3. REALISATION</text:span></text:p>
      <text:p text:style-name="Standard">- EDT</text:p>
      <text:p text:style-name="Standard"/>
      <text:p text:style-name="Standard">- Interface graphique</text:p>
      <text:p text:style-name="Standard"/>
      <text:p text:style-name="Standard"><text:s/>- 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2:24:17.904612720</meta:creation-date>
    <dc:date>2022-05-17T04:59:10.401985608</dc:date>
    <meta:editing-duration>PT8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64" meta:character-count="413" meta:non-whitespace-character-count="311"/>
  </office:meta>
</office:document-meta>
</file>